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ourier New" officeooo:rsid="000c786f" officeooo:paragraph-rsid="000c786f"/>
    </style:style>
    <style:style style:name="P2" style:family="paragraph" style:parent-style-name="Standard" style:list-style-name="L1">
      <style:text-properties style:font-name="Courier New" officeooo:rsid="000c786f" officeooo:paragraph-rsid="000c786f"/>
    </style:style>
    <style:style style:name="P3" style:family="paragraph" style:parent-style-name="Text_20_body">
      <style:text-properties style:font-name="Courier New" officeooo:rsid="000c786f" officeooo:paragraph-rsid="000c786f"/>
    </style:style>
    <style:style style:name="P4" style:family="paragraph" style:parent-style-name="Text_20_body">
      <style:text-properties style:font-name="Courier New" officeooo:rsid="000c786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honal Roca</text:p>
      <text:p text:style-name="P1">1º <text:s/>Daw </text:p>
      <text:p text:style-name="P1">Bases de datos</text:p>
      <text:p text:style-name="P1">Actividad 3.1</text:p>
      <text:p text:style-name="P1"/>
      <text:p text:style-name="P1">Entidades y atributos MER </text:p>
      <text:p text:style-name="P1"/>
      <text:p text:style-name="P1">1. Determine al menos 4 entidades posbiles para modelar la base de datos relacionada con la gestion de un gymansio.</text:p>
      <text:p text:style-name="P1"/>
      <text:list text:style-name="L1">
        <text:list-item>
          <text:p text:style-name="P2">Clientes </text:p>
        </text:list-item>
        <text:list-item>
          <text:p text:style-name="P2">Horarios </text:p>
        </text:list-item>
        <text:list-item>
          <text:p text:style-name="P2">Salas</text:p>
        </text:list-item>
        <text:list-item>
          <text:p text:style-name="P2">Monitores</text:p>
        </text:list-item>
        <text:list-item>
          <text:p text:style-name="P2">Planes entrenamiento</text:p>
        </text:list-item>
        <text:list-item>
          <text:p text:style-name="P2">Maquinas</text:p>
        </text:list-item>
        <text:list-item>
          <text:p text:style-name="P2">Pagos </text:p>
        </text:list-item>
        <text:list-item>
          <text:p text:style-name="P2">Clases</text:p>
        </text:list-item>
        <text:list-item>
          <text:p text:style-name="P2">Incidencias</text:p>
        </text:list-item>
      </text:list>
      <text:p text:style-name="P1"/>
      <text:p text:style-name="P1"/>
      <text:p text:style-name="P1">2. Determina una serie de posibles atributos para cada una de las entidades del ejercicio anterior. Uno de los atributos ha de ser el ai cuyo nombre sera id.</text:p>
      <text:p text:style-name="P1"/>
      <text:p text:style-name="P3"><text:span text:style-name="Strong_20_Emphasis">Horario</text:span>(id_horario, día_semana, hora_inicio, hora_fin, id_sala, id_clase, id_monitor)</text:p>
      <text:p text:style-name="P4"><text:span text:style-name="Strong_20_Emphasis">Sala</text:span>(id_sala, nombre_sala, capacidad, tipo, ubicación)</text:p>
      <text:p text:style-name="P4"><text:span text:style-name="Strong_20_Emphasis">Monitor</text:span>(id_monitor, nombre, apellidos, especialidad, teléfono, email, horario_trabajo, fecha_contratación)</text:p>
      <text:p text:style-name="P4"><text:span text:style-name="Strong_20_Emphasis">Plan_entrenamiento</text:span>(id_plan_entrenamiento, nombre_plan, objetivo, duración, nivel, id_monitor)</text:p>
      <text:p text:style-name="P4"><text:span text:style-name="Strong_20_Emphasis">Maquina</text:span>(id_maquina, nombre_maquina, tipo, marca, modelo, fecha_compra, estado, id_sala)</text:p>
      <text:p text:style-name="P4"><text:span text:style-name="Strong_20_Emphasis">Pago</text:span>(id_pago, id_cliente, fecha_pago, importe, método_pago, concepto)</text:p>
      <text:p text:style-name="P4"><text:span text:style-name="Strong_20_Emphasis">Clase</text:span>(id_clase, nombre_clase, tipo, nivel, duración, id_monitor, capacidad_maxima)</text:p>
      <text:p text:style-name="P4"><text:span text:style-name="Strong_20_Emphasis">Incidencia</text:span>(id_incidencia, fecha_incidencia, descripción, tipo, estado, id_maquina, id_sala, id_monitor)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4T09:12:47.680478100</meta:creation-date>
    <dc:date>2025-10-24T09:29:24.766409000</dc:date>
    <meta:editing-duration>PT5M11S</meta:editing-duration>
    <meta:editing-cycles>1</meta:editing-cycles>
    <meta:document-statistic meta:table-count="0" meta:image-count="0" meta:object-count="0" meta:page-count="1" meta:paragraph-count="24" meta:word-count="136" meta:character-count="1115" meta:non-whitespace-character-count="1006"/>
    <meta:generator>LibreOffice/25.8.1.1$Windows_X86_64 LibreOffice_project/54047653041915e595ad4e45cccea684809c77b5</meta:generator>
  </office:meta>
</office:document-meta>
</file>